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2cm" style:auto-text-indent="false" style:page-number="auto" fo:background-color="transparent"/>
      <style:text-properties fo:font-size="14pt" fo:font-weight="bold" officeooo:rsid="0019ffa1" officeooo:paragraph-rsid="0019ffa1" style:font-size-asian="12.25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2cm" style:auto-text-indent="false" style:page-number="auto" fo:background-color="transparent"/>
      <style:text-properties fo:font-size="14pt" fo:font-weight="bold" officeooo:rsid="001c31b7" officeooo:paragraph-rsid="001c31b7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19ffa1" officeooo:paragraph-rsid="0019ffa1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1bd41a" officeooo:paragraph-rsid="001bd41a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1c31b7" officeooo:paragraph-rsid="001c31b7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1d3d34" officeooo:paragraph-rsid="001d3d34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25827b" officeooo:paragraph-rsid="0025827b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bold" officeooo:rsid="0027e3bb" officeooo:paragraph-rsid="0027e3bb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9ffa1" officeooo:paragraph-rsid="0019ffa1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bd41a" officeooo:paragraph-rsid="001bd41a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size="14pt" fo:font-weight="normal" officeooo:rsid="001bd41a" officeooo:paragraph-rsid="0019ffa1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c31b7" officeooo:paragraph-rsid="001c31b7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e90e5" officeooo:paragraph-rsid="001e90e5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f76a4" officeooo:paragraph-rsid="001f76a4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1f9a30" officeooo:paragraph-rsid="001f9a3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5827b" officeooo:paragraph-rsid="0025827b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7543e" officeooo:paragraph-rsid="0027543e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7cc15" officeooo:paragraph-rsid="0027cc15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size="14pt" fo:font-weight="normal" officeooo:rsid="002b403f" officeooo:paragraph-rsid="002b403f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1f9a30" officeooo:paragraph-rsid="001f9a30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116bc" officeooo:paragraph-rsid="002116bc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145f8" officeooo:paragraph-rsid="002145f8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22cc3" officeooo:paragraph-rsid="00222cc3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2f47b" officeooo:paragraph-rsid="0022f47b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3f48a" officeooo:paragraph-rsid="0023f48a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fo:font-weight="normal" officeooo:rsid="00250a42" officeooo:paragraph-rsid="00250a4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1f9a30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222cc3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fo:font-weight="bold" officeooo:rsid="0022f47b" officeooo:paragraph-rsid="0022f47b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1f9a30" officeooo:paragraph-rsid="001f9a30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22cc3" officeooo:paragraph-rsid="00222cc3" style:font-size-asian="12.25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normal" officeooo:rsid="001bd41a" officeooo:paragraph-rsid="001bd41a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1f76a4" officeooo:paragraph-rsid="001f76a4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1f9a30" officeooo:paragraph-rsid="001f9a30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1fdc8a" officeooo:paragraph-rsid="001fdc8a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116bc" officeooo:paragraph-rsid="002116bc" style:font-size-asian="12.25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145f8" officeooo:paragraph-rsid="002145f8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22cc3" officeooo:paragraph-rsid="00222cc3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2f47b" officeooo:paragraph-rsid="0022f47b" style:font-size-asian="12.25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1bd41a" officeooo:paragraph-rsid="00250a42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1bd41a" officeooo:paragraph-rsid="0025827b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1bd41a" officeooo:paragraph-rsid="0027cc15" style:font-size-asian="12.25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5827b" officeooo:paragraph-rsid="0025827b" style:font-size-asian="12.25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7543e" officeooo:paragraph-rsid="0027543e" style:font-size-asian="12.25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7cc15" officeooo:paragraph-rsid="0027cc15" style:font-size-asian="12.25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7e3bb" officeooo:paragraph-rsid="0027e3bb" style:font-size-asian="12.25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b403f" officeooo:paragraph-rsid="002b403f" style:font-size-asian="12.25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d28c4" officeooo:paragraph-rsid="002d28c4" style:font-size-asian="12.25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d28c4" officeooo:paragraph-rsid="002e7daa" style:font-size-asian="12.25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e7daa" officeooo:paragraph-rsid="002e7daa" style:font-size-asian="12.25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2fbbc8" officeooo:paragraph-rsid="002fbbc8" style:font-size-asian="12.25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313731" officeooo:paragraph-rsid="00313731" style:font-size-asian="12.25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normal" officeooo:rsid="003304be" officeooo:paragraph-rsid="003304be" style:font-size-asian="12.25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1f9a30" officeooo:paragraph-rsid="001f9a30" style:font-size-asian="12.25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116bc" officeooo:paragraph-rsid="002116bc" style:font-size-asian="12.25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22cc3" officeooo:paragraph-rsid="00222cc3" style:font-size-asian="12.25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2f47b" officeooo:paragraph-rsid="0022f47b" style:font-size-asian="12.25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Liberation Serif1" fo:font-size="14pt" fo:font-weight="bold" officeooo:rsid="0022f47b" officeooo:paragraph-rsid="0022f47b" style:font-size-asian="12.25pt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50a42" officeooo:paragraph-rsid="00250a42" style:font-size-asian="12.25pt" style:font-weight-asian="bold" style:font-size-complex="14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7543e" officeooo:paragraph-rsid="0025827b" style:font-size-asian="12.25pt" style:font-weight-asian="bold" style:font-size-complex="14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7e3bb" officeooo:paragraph-rsid="0027e3bb" style:font-size-asian="12.25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9c2bf" officeooo:paragraph-rsid="0029c2bf" style:font-size-asian="12.25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2e7daa" officeooo:paragraph-rsid="002e7daa" style:font-size-asian="12.25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313731" officeooo:paragraph-rsid="00313731" style:font-size-asian="12.25pt" style:font-weight-asian="bold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Liberation Serif1" fo:font-size="14pt" fo:font-weight="bold" officeooo:rsid="003304be" officeooo:paragraph-rsid="003304be" style:font-size-asian="12.25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paragraph-rsid="002fbbc8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bd41a"/>
    </style:style>
    <style:style style:name="T3" style:family="text">
      <style:text-properties style:font-name="Liberation Serif1" officeooo:rsid="001f76a4"/>
    </style:style>
    <style:style style:name="T4" style:family="text">
      <style:text-properties style:font-name="Liberation Serif1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Liberation Serif1" fo:font-size="14pt" fo:font-weight="normal" officeooo:rsid="001f9a30" style:font-size-asian="12.25pt" style:font-weight-asian="normal" style:font-size-complex="14pt" style:font-weight-complex="normal"/>
    </style:style>
    <style:style style:name="T6" style:family="text">
      <style:text-properties style:font-name="Liberation Serif1" fo:font-size="14pt" fo:font-weight="normal" officeooo:rsid="001f76a4" style:font-size-asian="12.25pt" style:font-weight-asian="normal" style:font-size-complex="14pt" style:font-weight-complex="normal"/>
    </style:style>
    <style:style style:name="T7" style:family="text">
      <style:text-properties style:font-name="Liberation Serif1" fo:font-size="14pt" fo:font-weight="normal" officeooo:rsid="0021903e" style:font-size-asian="12.25pt" style:font-weight-asian="normal" style:font-size-complex="14pt" style:font-weight-complex="normal"/>
    </style:style>
    <style:style style:name="T8" style:family="text">
      <style:text-properties style:font-name="Liberation Serif1" fo:font-size="14pt" fo:font-weight="normal" officeooo:rsid="001bd41a" style:font-size-asian="12.25pt" style:font-weight-asian="normal" style:font-size-complex="14pt" style:font-weight-complex="normal"/>
    </style:style>
    <style:style style:name="T9" style:family="text">
      <style:text-properties style:font-name="Liberation Serif1" fo:font-size="14pt" fo:font-weight="normal" officeooo:rsid="00222cc3" style:font-size-asian="12.25pt" style:font-weight-asian="normal" style:font-size-complex="14pt" style:font-weight-complex="normal"/>
    </style:style>
    <style:style style:name="T10" style:family="text">
      <style:text-properties style:font-name="Liberation Serif1" fo:font-size="14pt" fo:font-weight="normal" officeooo:rsid="002e7daa" style:font-size-asian="12.25pt" style:font-weight-asian="normal" style:font-size-complex="14pt" style:font-weight-complex="normal"/>
    </style:style>
    <style:style style:name="T11" style:family="text">
      <style:text-properties style:font-name="Liberation Serif1" fo:font-size="14pt" fo:font-weight="normal" officeooo:rsid="002fbbc8" style:font-size-asian="12.25pt" style:font-weight-asian="normal" style:font-size-complex="14pt" style:font-weight-complex="normal"/>
    </style:style>
    <style:style style:name="T12" style:family="text">
      <style:text-properties style:font-name="Liberation Serif1" fo:font-size="14pt" fo:font-weight="normal" officeooo:rsid="002b403f" style:font-size-asian="12.25pt" style:font-weight-asian="normal" style:font-size-complex="14pt" style:font-weight-complex="normal"/>
    </style:style>
    <style:style style:name="T13" style:family="text">
      <style:text-properties style:font-name="Liberation Serif1" fo:font-size="14pt" style:font-size-asian="12.25pt" style:font-size-complex="14pt"/>
    </style:style>
    <style:style style:name="T14" style:family="text">
      <style:text-properties style:font-name="Liberation Serif1" fo:font-size="14pt" officeooo:rsid="001bd41a" style:font-size-asian="12.25pt" style:font-size-complex="14pt"/>
    </style:style>
    <style:style style:name="T15" style:family="text">
      <style:text-properties style:font-name="Liberation Serif1" fo:font-size="14pt" officeooo:rsid="0021903e" style:font-size-asian="12.25pt" style:font-size-complex="14pt"/>
    </style:style>
    <style:style style:name="T16" style:family="text">
      <style:text-properties style:font-name="Liberation Serif1" fo:font-size="14pt" officeooo:rsid="00222cc3" style:font-size-asian="12.25pt" style:font-size-complex="14pt"/>
    </style:style>
    <style:style style:name="T17" style:family="text">
      <style:text-properties style:font-name="Liberation Serif1" fo:font-size="14pt" officeooo:rsid="0023f48a" style:font-size-asian="12.25pt" style:font-size-complex="14pt"/>
    </style:style>
    <style:style style:name="T18" style:family="text">
      <style:text-properties style:font-name="Liberation Serif1" fo:font-size="14pt" officeooo:rsid="00250a42" style:font-size-asian="12.25pt" style:font-size-complex="14pt"/>
    </style:style>
    <style:style style:name="T19" style:family="text">
      <style:text-properties style:font-name="Liberation Serif1" officeooo:rsid="0021903e"/>
    </style:style>
    <style:style style:name="T20" style:family="text">
      <style:text-properties style:font-name="Liberation Serif1" fo:font-weight="bold" style:font-weight-asian="bold" style:font-weight-complex="bold"/>
    </style:style>
    <style:style style:name="T21" style:family="text">
      <style:text-properties style:font-name="Liberation Serif1" fo:font-weight="bold" officeooo:rsid="001bd41a" style:font-weight-asian="bold" style:font-weight-complex="bold"/>
    </style:style>
    <style:style style:name="T22" style:family="text">
      <style:text-properties style:font-name="Liberation Serif1" officeooo:rsid="0027543e"/>
    </style:style>
    <style:style style:name="T23" style:family="text">
      <style:text-properties officeooo:rsid="001e90e5"/>
    </style:style>
    <style:style style:name="T24" style:family="text">
      <style:text-properties officeooo:rsid="0021903e"/>
    </style:style>
    <style:style style:name="T25" style:family="text">
      <style:text-properties officeooo:rsid="002b403f"/>
    </style:style>
    <style:style style:name="T26" style:family="text">
      <style:text-properties officeooo:rsid="001bd41a"/>
    </style:style>
    <style:style style:name="T27" style:family="text">
      <style:text-properties style:font-name="Liberation Serif1"/>
    </style:style>
    <style:style style:name="T28" style:family="text">
      <style:text-properties officeooo:rsid="002e7d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ССИВЫ</text:p>
      <text:p text:style-name="P3"/>
      <text:p text:style-name="P9">Любой объект, который создает Ruby, может храниться в массиве. Любой элемент в массиве связан с индексом (index), и к нему можно обращаться по индексу. </text:p>
      <text:p text:style-name="P9">Элементы массива автоматически проиндексированы, начиная с 0.</text:p>
      <text:p text:style-name="P9"/>
      <text:p text:style-name="P3">Создаем массив</text:p>
      <text:p text:style-name="P11"/>
      <text:p text:style-name="P10">month = [nil, <text:span text:style-name="T1">"</text:span>January<text:span text:style-name="T1">"</text:span>, <text:span text:style-name="T1">"</text:span>February<text:span text:style-name="T1">"</text:span>, <text:span text:style-name="T1">"</text:span>Match<text:span text:style-name="T1">"</text:span>, <text:span text:style-name="T1">"</text:span>April<text:span text:style-name="T1">"</text:span>, <text:span text:style-name="T1">"</text:span>May<text:span text:style-name="T1">"</text:span>, <text:span text:style-name="T1">"</text:span>June<text:span text:style-name="T1">"</text:span>, <text:span text:style-name="T1">"</text:span>July<text:span text:style-name="T1">"</text:span>, <text:span text:style-name="T1">"</text:span>August<text:span text:style-name="T1">"</text:span>, <text:span text:style-name="T1">"</text:span>September<text:span text:style-name="T1">"</text:span>, <text:span text:style-name="T1">"</text:span>October<text:span text:style-name="T1">"</text:span>, <text:span text:style-name="T1">"</text:span>November<text:span text:style-name="T1">"</text:span>, <text:span text:style-name="T1">"</text:span>December<text:span text:style-name="T1">"</text:span>]</text:p>
      <text:p text:style-name="P10"/>
      <text:p text:style-name="P4">Создаем массив с помощью блока</text:p>
      <text:p text:style-name="P4"/>
      <text:p text:style-name="P10">num = <text:s/>Array.new(10) { |e| e = e*2 }<text:tab/><text:tab/><text:span text:style-name="T24"># </text:span>=&gt; [0, 2, 4, 6, 8, 10, 12, 14, 16, 18]</text:p>
      <text:p text:style-name="P32"/>
      <text:p text:style-name="P2">Создаем массив с помощью диапазона</text:p>
      <text:p text:style-name="P5"/>
      <text:p text:style-name="P12">digits = Array(0..9)<text:tab/><text:tab/><text:span text:style-name="T24"># </text:span>=&gt; [1, 2, 3, 4, 5, 6, 7, 8, 9]</text:p>
      <text:p text:style-name="P12"/>
      <text:p text:style-name="P6">Получаем <text:span text:style-name="T23">доступ к элементам массива</text:span></text:p>
      <text:p text:style-name="P6"/>
      <text:p text:style-name="P13">q1 = [<text:span text:style-name="T2">"January", "February", "Match"</text:span>]</text:p>
      <text:p text:style-name="P13"/>
      <text:p text:style-name="P13">Получить доступ к первому элементу массива:</text:p>
      <text:p text:style-name="P13">q1[0]<text:tab/><text:tab/><text:span text:style-name="T24"># </text:span>=&gt; January</text:p>
      <text:p text:style-name="P13">или</text:p>
      <text:p text:style-name="P13">q1.first<text:tab/><text:tab/><text:span text:style-name="T24"># </text:span>=&gt; January</text:p>
      <text:p text:style-name="P13"/>
      <text:p text:style-name="P13">Получить доступ к последнему элементу массива:</text:p>
      <text:p text:style-name="P13">q1[-1]<text:tab/><text:tab/><text:span text:style-name="T24"># </text:span>=&gt; March</text:p>
      <text:p text:style-name="P13">или</text:p>
      <text:p text:style-name="P13">q1.last<text:tab/><text:tab/><text:span text:style-name="T24"># </text:span>=&gt; March</text:p>
      <text:p text:style-name="P13"/>
      <text:p text:style-name="P13">Методы first, last могут принимать целочисленные параметры, указывающие на количество элементов, которые необходимо возвратить:</text:p>
      <text:p text:style-name="P13">q1.first 2<text:tab/><text:tab/><text:span text:style-name="T24"># </text:span>=&gt; [<text:span text:style-name="T2">"January", "February"</text:span>]</text:p>
      <text:p text:style-name="P13">q1.last 1<text:tab/><text:tab/><text:tab/><text:span text:style-name="T24"># </text:span>=&gt; [<text:span text:style-name="T2">"Match"</text:span>]</text:p>
      <text:p text:style-name="P13"/>
      <text:p text:style-name="P14">Возвратить индекс элемента:</text:p>
      <text:p text:style-name="P14">q1.index <text:span text:style-name="T2">"Match"<text:tab/><text:tab/></text:span><text:span text:style-name="T19"># </text:span><text:span text:style-name="T1">=&gt; 2</text:span></text:p>
      <text:p text:style-name="P33">Подобным образом, rindex отбирает последний элемент, соответствующий объекту.</text:p>
      <text:p text:style-name="P33"/>
      <text:p text:style-name="P33"><text:soft-page-break/>Для демонстрации следующих методов возьмем массив:</text:p>
      <text:p text:style-name="P33">year = [2000, 2001, 2002, 2003, 2004, 2005, 2006, 2007, 2008, 2009]</text:p>
      <text:p text:style-name="P33"/>
      <text:p text:style-name="P33">Можно указать, откуда начинать отсчитывать элементы и сколько элементов вы хотите:</text:p>
      <text:p text:style-name="P14"><text:span text:style-name="T1">year[0, 3]<text:tab/><text:tab/></text:span><text:span text:style-name="T19"># </text:span><text:span text:style-name="T1">=&gt; [2000, 2001, 2002]</text:span></text:p>
      <text:p text:style-name="P33"/>
      <text:p text:style-name="P34">Можно также использовать диапазон:</text:p>
      <text:p text:style-name="P15"><text:span text:style-name="T1">year[7..9]<text:tab/><text:tab/></text:span><text:span text:style-name="T19"># </text:span><text:span text:style-name="T1">=&gt; [</text:span><text:span text:style-name="T3">2007, 2008, 2009</text:span><text:span text:style-name="T1">]</text:span></text:p>
      <text:p text:style-name="P34"/>
      <text:p text:style-name="P34">Вместо [] можно применять метод slice:</text:p>
      <text:p text:style-name="P15"><text:span text:style-name="T1">year.slice(1)<text:tab/><text:tab/></text:span><text:span text:style-name="T19"># </text:span><text:span text:style-name="T1">=&gt; 2001</text:span></text:p>
      <text:p text:style-name="P27"><text:span text:style-name="T5">year.slice(0, 4)<text:tab/><text:tab/></text:span><text:span text:style-name="T7"># </text:span><text:span text:style-name="T5">=&gt; [</text:span><text:span text:style-name="T6">2000, 2001, 2002, 2003</text:span><text:span text:style-name="T5">]</text:span></text:p>
      <text:p text:style-name="P27"><text:span text:style-name="T5">year.slice(0..2)<text:tab/><text:tab/></text:span><text:span text:style-name="T7"># </text:span><text:span text:style-name="T5">=&gt; [</text:span><text:span text:style-name="T6">2000, 2001, 2002</text:span><text:span text:style-name="T5">]</text:span></text:p>
      <text:p text:style-name="P27"><text:span text:style-name="T5">year.slice(0...2)<text:tab/></text:span><text:span text:style-name="T7"># </text:span><text:span text:style-name="T5">=&gt; [</text:span><text:span text:style-name="T6">2000, 2001</text:span><text:span text:style-name="T5">]</text:span></text:p>
      <text:p text:style-name="P34"/>
      <text:p text:style-name="P34">Метод include? проверяет, включает ли массив элемент с заданным значением:</text:p>
      <text:p text:style-name="P30"><text:span text:style-name="T4">year.include? 2004<text:tab/><text:tab/></text:span><text:span text:style-name="T7"># </text:span><text:span text:style-name="T4">=&gt; true</text:span></text:p>
      <text:p text:style-name="P30"><text:span text:style-name="T4">year.include? (2010)<text:tab/><text:tab/></text:span><text:span text:style-name="T7"># </text:span><text:span text:style-name="T4">=&gt; false</text:span></text:p>
      <text:p text:style-name="P34"/>
      <text:p text:style-name="P54">Конкатенация</text:p>
      <text:p text:style-name="P54"/>
      <text:p text:style-name="P34">Создадим несколько массивов:</text:p>
      <text:p text:style-name="P20"><text:span text:style-name="T13">q1 = [</text:span><text:span text:style-name="T14">"January", "February", "Match"</text:span><text:span text:style-name="T13">]</text:span></text:p>
      <text:p text:style-name="P20"><text:span text:style-name="T13">q2 = [</text:span><text:span text:style-name="T14">"April", "May", "June"</text:span><text:span text:style-name="T13">]</text:span></text:p>
      <text:p text:style-name="P20"><text:span text:style-name="T13">q3 = [</text:span><text:span text:style-name="T14">"July", "August", "September"</text:span><text:span text:style-name="T13">]</text:span></text:p>
      <text:p text:style-name="P20"><text:span text:style-name="T13">q4 = [</text:span><text:span text:style-name="T14">"October", "November", "December"</text:span><text:span text:style-name="T13">]</text:span></text:p>
      <text:p text:style-name="P34"/>
      <text:p text:style-name="P35">Соединим эти массивы при помощи +:</text:p>
      <text:p text:style-name="P35">half1 = q1 + q2</text:p>
      <text:p text:style-name="P35">half2 = q3 + q4</text:p>
      <text:p text:style-name="P35">yr = half1 + half2</text:p>
      <text:p text:style-name="P35"/>
      <text:p text:style-name="P35">Аналогично методу + можно подцепить один массив к другому методом concat:</text:p>
      <text:p text:style-name="P35">last_part = q3.concat(q4)</text:p>
      <text:p text:style-name="P35"/>
      <text:p text:style-name="P35">Можно образовать цепочку методом &lt;&lt;:</text:p>
      <text:p text:style-name="P35">yrs = [1999]</text:p>
      <text:p text:style-name="P35">yrs &lt;&lt; 2000 &lt;&lt; 2001 &lt;&lt; 2002</text:p>
      <text:p text:style-name="P35"/>
      <text:p text:style-name="P55">Операции над мнодествами</text:p>
      <text:p text:style-name="P55"/>
      <text:p text:style-name="P36">Ruby может выполнять такие операции над множествами, как:</text:p>
      <text:p text:style-name="P36"><text:soft-page-break/>* пересечение с помощью &amp;</text:p>
      <text:p text:style-name="P36">* разность с помощью -</text:p>
      <text:p text:style-name="P36">* объединение с помощью |</text:p>
      <text:p text:style-name="P36"/>
      <text:p text:style-name="P36">Пересечение создает новый массив, объединяя общие элементы двух массивов и удаляя разные элементы и дубликаты:</text:p>
      <text:p text:style-name="P21"><text:span text:style-name="T13">tue = [</text:span><text:span text:style-name="T14">"</text:span><text:span text:style-name="T13">shop</text:span><text:span text:style-name="T14">"</text:span><text:span text:style-name="T13">, </text:span><text:span text:style-name="T14">"</text:span><text:span text:style-name="T13">make pie</text:span><text:span text:style-name="T14">"</text:span><text:span text:style-name="T13">, </text:span><text:span text:style-name="T14">"</text:span><text:span text:style-name="T13">sleep</text:span><text:span text:style-name="T14">"</text:span><text:span text:style-name="T13">]</text:span></text:p>
      <text:p text:style-name="P21"><text:span text:style-name="T13">wed = [</text:span><text:span text:style-name="T14">"</text:span><text:span text:style-name="T13">shop</text:span><text:span text:style-name="T14">"</text:span><text:span text:style-name="T13">, </text:span><text:span text:style-name="T14">"</text:span><text:span text:style-name="T13">make pie</text:span><text:span text:style-name="T14">"</text:span><text:span text:style-name="T13">, </text:span><text:span text:style-name="T14">"</text:span><text:span text:style-name="T13">read</text:span><text:span text:style-name="T14">"</text:span><text:span text:style-name="T13">, </text:span><text:span text:style-name="T14">"</text:span><text:span text:style-name="T13">sleep</text:span><text:span text:style-name="T14">"</text:span><text:span text:style-name="T13">]</text:span></text:p>
      <text:p text:style-name="P21"><text:span text:style-name="T13">tue &amp; wed<text:tab/><text:tab/></text:span><text:span text:style-name="T15"># </text:span><text:span text:style-name="T13">=&gt; [</text:span><text:span text:style-name="T14">"</text:span><text:span text:style-name="T13">shop</text:span><text:span text:style-name="T14">"</text:span><text:span text:style-name="T13">, </text:span><text:span text:style-name="T14">"</text:span><text:span text:style-name="T13">make pie</text:span><text:span text:style-name="T14">"</text:span><text:span text:style-name="T13">, </text:span><text:span text:style-name="T14">"</text:span><text:span text:style-name="T13">sleep</text:span><text:span text:style-name="T14">"</text:span><text:span text:style-name="T13">]</text:span></text:p>
      <text:p text:style-name="P36"/>
      <text:p text:style-name="P36">Разность создает новый массив, объединяя общие элементы двух массивов и удаляя разные элементы и дубликаты:</text:p>
      <text:p text:style-name="P22"><text:span text:style-name="T13">wed — tue<text:tab/><text:tab/></text:span><text:span text:style-name="T15"># </text:span><text:span text:style-name="T13">=&gt; [</text:span><text:span text:style-name="T14">"</text:span><text:span text:style-name="T13">read</text:span><text:span text:style-name="T14">"</text:span><text:span text:style-name="T13">]</text:span></text:p>
      <text:p text:style-name="P35"/>
      <text:p text:style-name="P37">Объединение (|) соединяет два массива вместе, удаляя дубликаты:</text:p>
      <text:p text:style-name="P22"><text:span text:style-name="T13">tue | wed<text:tab/><text:tab/></text:span><text:span text:style-name="T15"># </text:span><text:span text:style-name="T13">=&gt; [</text:span><text:span text:style-name="T14">"</text:span><text:span text:style-name="T13">shop</text:span><text:span text:style-name="T14">"</text:span><text:span text:style-name="T13">, </text:span><text:span text:style-name="T14">"</text:span><text:span text:style-name="T13">make pie</text:span><text:span text:style-name="T14">"</text:span><text:span text:style-name="T13">, </text:span><text:span text:style-name="T14">"</text:span><text:span text:style-name="T13">read</text:span><text:span text:style-name="T14">"</text:span><text:span text:style-name="T13">, </text:span><text:span text:style-name="T14">"</text:span><text:span text:style-name="T13">sleep</text:span><text:span text:style-name="T14">"</text:span><text:span text:style-name="T13">]</text:span></text:p>
      <text:p text:style-name="P35"/>
      <text:p text:style-name="P37">Метод uniq, также удаляет дубликаты:</text:p>
      <text:p text:style-name="P22"><text:span text:style-name="T13">shopping_list = [</text:span><text:span text:style-name="T14">"</text:span><text:span text:style-name="T13">cheese</text:span><text:span text:style-name="T14">"</text:span><text:span text:style-name="T13">, </text:span><text:span text:style-name="T14">"</text:span><text:span text:style-name="T13">bread</text:span><text:span text:style-name="T14">"</text:span><text:span text:style-name="T13">, </text:span><text:span text:style-name="T14">"</text:span><text:span text:style-name="T13">crackers</text:span><text:span text:style-name="T14">"</text:span><text:span text:style-name="T13">, </text:span><text:span text:style-name="T14">"</text:span><text:span text:style-name="T13">potatoes</text:span><text:span text:style-name="T14">"</text:span><text:span text:style-name="T13">, </text:span><text:span text:style-name="T14">"</text:span><text:span text:style-name="T13">carrots</text:span><text:span text:style-name="T14">"</text:span><text:span text:style-name="T13">, </text:span><text:span text:style-name="T14">"</text:span><text:span text:style-name="T13">cheese</text:span><text:span text:style-name="T14">"</text:span><text:span text:style-name="T13">]</text:span></text:p>
      <text:p text:style-name="P22"><text:span text:style-name="T13">shopping_list.uniq!<text:tab/><text:tab/></text:span><text:span text:style-name="T15"># </text:span><text:span text:style-name="T13">=&gt; [</text:span><text:span text:style-name="T14">"</text:span><text:span text:style-name="T13">cheese</text:span><text:span text:style-name="T14">"</text:span><text:span text:style-name="T13">, </text:span><text:span text:style-name="T14">"</text:span><text:span text:style-name="T13">bread</text:span><text:span text:style-name="T14">"</text:span><text:span text:style-name="T13">, </text:span><text:span text:style-name="T14">"</text:span><text:span text:style-name="T13">crackers</text:span><text:span text:style-name="T14">"</text:span><text:span text:style-name="T13">, </text:span><text:span text:style-name="T14">"</text:span><text:span text:style-name="T13">potatoes</text:span><text:span text:style-name="T14">"</text:span><text:span text:style-name="T13">, </text:span><text:span text:style-name="T14">"</text:span><text:span text:style-name="T13">carrots</text:span><text:span text:style-name="T14">"</text:span><text:span text:style-name="T13">]</text:span></text:p>
      <text:p text:style-name="P37"/>
      <text:p text:style-name="P31">Методы push и pop</text:p>
      <text:p text:style-name="P31"/>
      <text:p text:style-name="P23"><text:span text:style-name="T13">fruit = [</text:span><text:span text:style-name="T14">"</text:span><text:span text:style-name="T13">apple</text:span><text:span text:style-name="T14">"</text:span><text:span text:style-name="T13">, </text:span><text:span text:style-name="T14">"</text:span><text:span text:style-name="T13">orange</text:span><text:span text:style-name="T14">"</text:span><text:span text:style-name="T13">, </text:span><text:span text:style-name="T14">"</text:span><text:span text:style-name="T13">banana</text:span><text:span text:style-name="T14">"</text:span><text:span text:style-name="T13">]</text:span></text:p>
      <text:p text:style-name="P23"><text:span text:style-name="T13">fruit.pop<text:tab/><text:tab/><text:tab/># =&gt; </text:span><text:span text:style-name="T14">"</text:span><text:span text:style-name="T13">banana</text:span><text:span text:style-name="T14">"</text:span></text:p>
      <text:p text:style-name="P23"><text:span text:style-name="T14">p </text:span><text:span text:style-name="T13">fruit<text:tab/><text:tab/><text:tab/># =&gt; [</text:span><text:span text:style-name="T14">"</text:span><text:span text:style-name="T13">apple</text:span><text:span text:style-name="T14">"</text:span><text:span text:style-name="T13">, </text:span><text:span text:style-name="T14">"</text:span><text:span text:style-name="T13">orange</text:span><text:span text:style-name="T14">"</text:span><text:span text:style-name="T13">]</text:span></text:p>
      <text:p text:style-name="P23"><text:span text:style-name="T13">fruit.push </text:span><text:span text:style-name="T14">"</text:span><text:span text:style-name="T13">mango</text:span><text:span text:style-name="T14">"<text:tab/></text:span></text:p>
      <text:p text:style-name="P28"><text:span text:style-name="T8">p </text:span><text:span text:style-name="T9">fruit<text:tab/><text:tab/><text:tab/># =&gt; [</text:span><text:span text:style-name="T8">"</text:span><text:span text:style-name="T9">apple</text:span><text:span text:style-name="T8">"</text:span><text:span text:style-name="T9">, </text:span><text:span text:style-name="T8">"</text:span><text:span text:style-name="T9">orange</text:span><text:span text:style-name="T8">"</text:span><text:span text:style-name="T9">, </text:span><text:span text:style-name="T8">"</text:span><text:span text:style-name="T9">mango</text:span><text:span text:style-name="T8">"</text:span><text:span text:style-name="T9">]</text:span></text:p>
      <text:p text:style-name="P38"/>
      <text:p text:style-name="P29"><text:span text:style-name="T16">С</text:span><text:span text:style-name="T13">равниваем массивы</text:span></text:p>
      <text:p text:style-name="P57"/>
      <text:p text:style-name="P39">Вот три метода, которые позволят сравнить массивы: ==, &lt;=&gt; и eql?.</text:p>
      <text:p text:style-name="P39"/>
      <text:p text:style-name="P24"><text:span text:style-name="T13">Метод == сравнивает два массива на равенство. Два массива считаются равными, если, </text:span><text:span text:style-name="T17">во-первых, они содержат одно и то же количество элементов и, во-вторых, каждый элемент равен соответствующему элементу в другом массиве.</text:span></text:p>
      <text:p text:style-name="P25"><text:span text:style-name="T13">С методом == близко связан метод eql?. Разница в том, что eql? </text:span><text:span text:style-name="T18">дополнительно проверяет, имеют ли значения один и тот же тип.</text:span></text:p>
      <text:p text:style-name="P26"><text:span text:style-name="T13">Когда оператор &lt;=&gt; сравнивает два массива, сравнение выполняется для каждого объекта в массивах. Два массива считаются равными, если они имеют одинаковую длину и если значение каждого элемента равно значению соответствующего элемента в другом массиве. Когда сравнение выполнено, </text:span><text:soft-page-break/><text:span text:style-name="T13">оператор определяет, больше, меньше или равны друг другу значения сравниваемых элементов. Возвращает: -1 — для </text:span><text:span text:style-name="T14">"</text:span><text:span text:style-name="T13">меньше</text:span><text:span text:style-name="T14">"</text:span><text:span text:style-name="T13">; 0 — для </text:span><text:span text:style-name="T14">"</text:span><text:span text:style-name="T13">равно</text:span><text:span text:style-name="T14">"</text:span><text:span text:style-name="T13">; 1 — для </text:span><text:span text:style-name="T14">"</text:span><text:span text:style-name="T13">больше</text:span><text:span text:style-name="T14">"</text:span><text:span text:style-name="T13">.</text:span></text:p>
      <text:p text:style-name="P58"/>
      <text:p text:style-name="P59">Изменяем элементы</text:p>
      <text:p text:style-name="P59"/>
      <text:p text:style-name="P40">month = ["nil", "January", "February", "Match", "April", "May", "June", "July", "August", "September", "October", "November", "December"]</text:p>
      <text:p text:style-name="P40"/>
      <text:p text:style-name="P16"><text:span text:style-name="T1">Изменим строку </text:span><text:span text:style-name="T2">"nil" </text:span><text:span text:style-name="T1">на значение nil <text:s/>при помощи insert:</text:span></text:p>
      <text:p text:style-name="P16"><text:span text:style-name="T1">month.insert(0, nil)<text:tab/><text:tab/># =&gt; </text:span><text:span text:style-name="T2">[nil, "January", "February", "Match", "April", "May", "June", "July", "August", "September", "October", "November", "December"]</text:span></text:p>
      <text:p text:style-name="P41"/>
      <text:p text:style-name="P16"><text:span text:style-name="T2">И</text:span><text:span text:style-name="T1">зменим элементы с помощью диапазона:</text:span></text:p>
      <text:p text:style-name="P16"><text:span text:style-name="T1">month[5..7] = </text:span><text:span text:style-name="T2">"Ma</text:span><text:span text:style-name="T1">i</text:span><text:span text:style-name="T2">", "Jun</text:span><text:span text:style-name="T1">i</text:span><text:span text:style-name="T2">", "Jul</text:span><text:span text:style-name="T1">i</text:span><text:span text:style-name="T2">"<text:tab/><text:tab/></text:span><text:span text:style-name="T1"># =&gt; [</text:span><text:span text:style-name="T2">nil, "January", "February", "Match", "April", </text:span><text:span text:style-name="T21">"Ma</text:span><text:span text:style-name="T20">i</text:span><text:span text:style-name="T21">", "Jun</text:span><text:span text:style-name="T20">i</text:span><text:span text:style-name="T21">", "Jul</text:span><text:span text:style-name="T20">i</text:span><text:span text:style-name="T21">",</text:span><text:span text:style-name="T2"> "August", "September", "October", "November", "December"</text:span><text:span text:style-name="T1">]</text:span></text:p>
      <text:p text:style-name="P43"/>
      <text:p text:style-name="P43">Можно проделать то же самое при помощи параметров <text:s/>начала и длины:</text:p>
      <text:p text:style-name="P16"><text:span text:style-name="T1">month[5, 3] = </text:span><text:span text:style-name="T2">"Ma</text:span><text:span text:style-name="T1">y</text:span><text:span text:style-name="T2">", "Jun</text:span><text:span text:style-name="T1">y</text:span><text:span text:style-name="T2">", "Jul</text:span><text:span text:style-name="T1">y</text:span><text:span text:style-name="T2">"<text:tab/><text:tab/></text:span><text:span text:style-name="T1"># =&gt; [</text:span><text:span text:style-name="T2">nil, "January", "February", "Match", "April", </text:span><text:span text:style-name="T21">"Ma</text:span><text:span text:style-name="T20">y</text:span><text:span text:style-name="T21">", "Jun</text:span><text:span text:style-name="T20">y</text:span><text:span text:style-name="T21">", "Jul</text:span><text:span text:style-name="T20">y</text:span><text:span text:style-name="T21">",</text:span><text:span text:style-name="T2"> "August", "September", "October", "November", "December"</text:span><text:span text:style-name="T1">]</text:span></text:p>
      <text:p text:style-name="P43"/>
      <text:p text:style-name="P7"><text:span text:style-name="T1"><text:s/></text:span><text:span text:style-name="T22">Из массива в строку</text:span></text:p>
      <text:p text:style-name="P60"/>
      <text:p text:style-name="P44">С помощью to_s можно извлечь элементы массива как отдельные строки:</text:p>
      <text:p text:style-name="P17"><text:span text:style-name="T1">greeting = [</text:span><text:span text:style-name="T2">"</text:span><text:span text:style-name="T1">Hello! </text:span><text:span text:style-name="T2">"</text:span><text:span text:style-name="T1">, </text:span><text:span text:style-name="T2">"</text:span><text:span text:style-name="T1">Bonjour! </text:span><text:span text:style-name="T2">"</text:span><text:span text:style-name="T1">, </text:span><text:span text:style-name="T2">"</text:span><text:span text:style-name="T1">Guten Tag!</text:span><text:span text:style-name="T2">"</text:span><text:span text:style-name="T1">]</text:span></text:p>
      <text:p text:style-name="P44">puts greeting.to_s<text:tab/><text:tab/># =&gt; Hello! Bonjour! Guten Tag!</text:p>
      <text:p text:style-name="P44"/>
      <text:p text:style-name="P45">С помощью join можно сбить все элементы в единую строку или указать разделитель между ними:</text:p>
      <text:p text:style-name="P18"><text:span text:style-name="T1">month.join<text:tab/><text:tab/># =&gt; </text:span><text:span text:style-name="T2">"JanuaryFebruaryMatchAprilMayJuneJulyAugustSeptemberOctoberNovemberDecember"</text:span></text:p>
      <text:p text:style-name="P42"/>
      <text:p text:style-name="P18"><text:span text:style-name="T2">m</text:span><text:span text:style-name="T1">onth.join </text:span><text:span text:style-name="T2">"</text:span><text:span text:style-name="T1">, </text:span><text:span text:style-name="T2">"<text:tab/><text:tab/></text:span><text:span text:style-name="T1"># =&gt; </text:span><text:span text:style-name="T2">"January, February, Match, April, May, June, July, August, September, October, November, December"</text:span></text:p>
      <text:p text:style-name="P42"/>
      <text:p text:style-name="P8"><text:span text:style-name="T2">М</text:span><text:span text:style-name="T1">етоды shift и unshift</text:span></text:p>
      <text:p text:style-name="P61"/>
      <text:p text:style-name="P46">Метод shift удаляет элемент в начале массива:</text:p>
      <text:p text:style-name="P46">dates = [4, 5, 6, 7]</text:p>
      <text:p text:style-name="P46"><text:soft-page-break/>dates.shift</text:p>
      <text:p text:style-name="P46">p dates<text:tab/><text:tab/><text:tab/># =&gt; [5, 6, 7]</text:p>
      <text:p text:style-name="P46"/>
      <text:p text:style-name="P46">Метод unshift добавляет элемент в начало массива:</text:p>
      <text:p text:style-name="P46">dates.unshift 4<text:tab/><text:tab/># =&gt; [4, 5, 6, 7]</text:p>
      <text:p text:style-name="P46">dates.unshift (2, 3)<text:tab/># =&gt; [2, 3, 4, 5, 6, 7]</text:p>
      <text:p text:style-name="P46"/>
      <text:p text:style-name="P62">Удаление элементов массива</text:p>
      <text:p text:style-name="P62"/>
      <text:p text:style-name="P47">Метод delete удаляет соответствующий объект из массива:</text:p>
      <text:p text:style-name="P19"><text:span text:style-name="T1">month_a = [</text:span><text:span text:style-name="T2">"</text:span><text:span text:style-name="T1">nil</text:span><text:span text:style-name="T2">"</text:span><text:span text:style-name="T1">, </text:span><text:span text:style-name="T2">"</text:span><text:span text:style-name="T1">jan</text:span><text:span text:style-name="T2">"</text:span><text:span text:style-name="T1">, </text:span><text:span text:style-name="T2">"</text:span><text:span text:style-name="T1">feb</text:span><text:span text:style-name="T2">"</text:span><text:span text:style-name="T1">, </text:span><text:span text:style-name="T2">"</text:span><text:span text:style-name="T1">mar</text:span><text:span text:style-name="T2">"</text:span><text:span text:style-name="T1">, </text:span><text:span text:style-name="T2">"</text:span><text:span text:style-name="T1">apr</text:span><text:span text:style-name="T2">"</text:span><text:span text:style-name="T1">, </text:span><text:span text:style-name="T2">"</text:span><text:span text:style-name="T1">may</text:span><text:span text:style-name="T2">"</text:span><text:span text:style-name="T1">, </text:span><text:span text:style-name="T2">"</text:span><text:span text:style-name="T1">jun</text:span><text:span text:style-name="T2">"</text:span><text:span text:style-name="T1">, </text:span><text:span text:style-name="T2">"</text:span><text:span text:style-name="T1">jul</text:span><text:span text:style-name="T2">"</text:span><text:span text:style-name="T1">, </text:span><text:span text:style-name="T2">"</text:span><text:span text:style-name="T1">aug</text:span><text:span text:style-name="T2">"</text:span><text:span text:style-name="T1">, </text:span><text:span text:style-name="T2">"</text:span><text:span text:style-name="T1">sep</text:span><text:span text:style-name="T2">"</text:span><text:span text:style-name="T1">, </text:span><text:span text:style-name="T2">"</text:span><text:span text:style-name="T1">oct</text:span><text:span text:style-name="T2">"</text:span><text:span text:style-name="T1">, </text:span><text:span text:style-name="T2">"</text:span><text:span text:style-name="T1">nov</text:span><text:span text:style-name="T2">"</text:span><text:span text:style-name="T1">, </text:span><text:span text:style-name="T2">"</text:span><text:span text:style-name="T1">des</text:span><text:span text:style-name="T2">"</text:span><text:span text:style-name="T1">]</text:span></text:p>
      <text:p text:style-name="P19"><text:span text:style-name="T1">month_a.delete </text:span><text:span text:style-name="T2">"</text:span><text:span text:style-name="T1">nil</text:span><text:span text:style-name="T2">"<text:tab/><text:tab/></text:span><text:span text:style-name="T1"># =&gt; [</text:span><text:span text:style-name="T2">"</text:span><text:span text:style-name="T1">jan</text:span><text:span text:style-name="T2">"</text:span><text:span text:style-name="T1">, </text:span><text:span text:style-name="T2">"</text:span><text:span text:style-name="T1">feb</text:span><text:span text:style-name="T2">"</text:span><text:span text:style-name="T1">, </text:span><text:span text:style-name="T2">"</text:span><text:span text:style-name="T1">mar</text:span><text:span text:style-name="T2">"</text:span><text:span text:style-name="T1">, </text:span><text:span text:style-name="T2">"</text:span><text:span text:style-name="T1">apr</text:span><text:span text:style-name="T2">"</text:span><text:span text:style-name="T1">, </text:span><text:span text:style-name="T2">"</text:span><text:span text:style-name="T1">may</text:span><text:span text:style-name="T2">"</text:span><text:span text:style-name="T1">, </text:span><text:span text:style-name="T2">"</text:span><text:span text:style-name="T1">jun</text:span><text:span text:style-name="T2">"</text:span><text:span text:style-name="T1">, </text:span><text:span text:style-name="T2">"</text:span><text:span text:style-name="T1">jul</text:span><text:span text:style-name="T2">"</text:span><text:span text:style-name="T1">, </text:span><text:span text:style-name="T2">"</text:span><text:span text:style-name="T1">aug</text:span><text:span text:style-name="T2">"</text:span><text:span text:style-name="T1">, </text:span><text:span text:style-name="T2">"</text:span><text:span text:style-name="T1">sep</text:span><text:span text:style-name="T2">"</text:span><text:span text:style-name="T1">, </text:span><text:span text:style-name="T2">"</text:span><text:span text:style-name="T1">oct</text:span><text:span text:style-name="T2">"</text:span><text:span text:style-name="T1">, </text:span><text:span text:style-name="T2">"</text:span><text:span text:style-name="T1">nov</text:span><text:span text:style-name="T2">"</text:span><text:span text:style-name="T1">, </text:span><text:span text:style-name="T2">"</text:span><text:span text:style-name="T1">des</text:span><text:span text:style-name="T2">"</text:span><text:span text:style-name="T1">]</text:span></text:p>
      <text:p text:style-name="P47"/>
      <text:p text:style-name="P47">Этот метод может принимать блок. Если объект не найден, выполняется результат выполнения блока:</text:p>
      <text:p text:style-name="P48">month_a.delete(<text:span text:style-name="T26">"</text:span>noon<text:span text:style-name="T26">"</text:span>) {<text:span text:style-name="T26">"</text:span>noon was<text:span text:style-name="T1">'</text:span>t found. What are you going to do about it?<text:span text:style-name="T26">"</text:span>}</text:p>
      <text:p text:style-name="P48"/>
      <text:p text:style-name="P48">С помощью delete_at можно удалить элемент на основе его индекса:</text:p>
      <text:p text:style-name="P48">month_a.delete_at(12)</text:p>
      <text:p text:style-name="P48">p month_a<text:tab/><text:tab/># =&gt; <text:span text:style-name="T25">["nil", "jan", "feb", "mar", "apr", "may", "jun", "jul", "aug", "sep", "oct", "nov"]</text:span></text:p>
      <text:p text:style-name="P48"/>
      <text:p text:style-name="P63">Массивы и блоки</text:p>
      <text:p text:style-name="P63"/>
      <text:p text:style-name="P50">Метод each позволяет перебрать все элементы в массиве. Приведенный далее вызов меняет month_a (без nil) первую букву на заглавную:</text:p>
      <text:p text:style-name="P50">month_a.each {|e| e.capitalize + <text:span text:style-name="T25">" "</text:span>}</text:p>
      <text:p text:style-name="P50">Он вырабатывает строку, а не массив:</text:p>
      <text:p text:style-name="P49"><text:span text:style-name="T28">Jan Feb Mar Apr May Jun Jul Aug Sep Oct Nov Dec</text:span></text:p>
      <text:p text:style-name="P49"/>
      <text:p text:style-name="P51">Метод map подобен each, но вместо строки он возвращает новый массив:</text:p>
      <text:p text:style-name="P66"><text:span text:style-name="T11">month_a_2020 = </text:span><text:span text:style-name="T10">month_a.m</text:span><text:span text:style-name="T11">ap</text:span><text:span text:style-name="T10"> {|e| e.capitalize + </text:span><text:span text:style-name="T12">" 2020"</text:span><text:span text:style-name="T10">}</text:span></text:p>
      <text:p text:style-name="P51">p month_a_2020<text:tab/><text:tab/># =&gt; [<text:span text:style-name="T26">"</text:span>J<text:span text:style-name="T26">an <text:s/>2020", "</text:span>F<text:span text:style-name="T26">eb <text:s/>2020", "</text:span>M<text:span text:style-name="T26">ar <text:s/>2020", "</text:span>A<text:span text:style-name="T26">pr <text:s/>2020", "</text:span>M<text:span text:style-name="T26">ay <text:s/>2020", "</text:span>J<text:span text:style-name="T26">un <text:s/>2020", "</text:span>J<text:span text:style-name="T26">ul <text:s/>2020", "</text:span>A<text:span text:style-name="T26">ug <text:s/>2020", "</text:span>S<text:span text:style-name="T26">ep <text:s/>2020", "</text:span>O<text:span text:style-name="T26">ct <text:s/>2020", "</text:span>N<text:span text:style-name="T26">ov <text:s/>2020", "</text:span>D<text:span text:style-name="T26">es <text:s/>2020"</text:span>]</text:p>
      <text:p text:style-name="P51"/>
      <text:p text:style-name="P64">Прямая и обратная сортировка</text:p>
      <text:p text:style-name="P64"/>
      <text:p text:style-name="P52">х = [2, 5, 1, 7, 23, 99, 14, 27]</text:p>
      <text:p text:style-name="P52"/>
      <text:p text:style-name="P52">Метод sort выстраивает элементы по порядку:</text:p>
      <text:p text:style-name="P52"><text:soft-page-break/>х.sort!<text:tab/><text:tab/># =&gt; [1, 2, 5, 7, 14, 23, 27, 99]</text:p>
      <text:p text:style-name="P52"/>
      <text:p text:style-name="P52">Метод reverse изменяет порядок расположения элементов в массиве на обратный:</text:p>
      <text:p text:style-name="P52">х.reverse<text:tab/><text:tab/># =&gt; [99, 27, 23, 14, 7, 5, 2, 1]</text:p>
      <text:p text:style-name="P52"/>
      <text:p text:style-name="P65">Многомерные массивы</text:p>
      <text:p text:style-name="P65"/>
      <text:p text:style-name="P53">Многомерный массив — это массив массивов. Например:</text:p>
      <text:p text:style-name="P53">d2 <text:s/>= [ [<text:span text:style-name="T26">"</text:span>January<text:span text:style-name="T26">", </text:span>2020], [<text:span text:style-name="T26">"</text:span>February<text:span text:style-name="T26">", </text:span>2020], [<text:span text:style-name="T26">"</text:span>March<text:span text:style-name="T26">", </text:span>2020] ]</text:p>
      <text:p text:style-name="P53"/>
      <text:p text:style-name="P53">Превратим двумерный массив в одномерный с помощью метода flatten:</text:p>
      <text:p text:style-name="P53">d2.flatten<text:tab/><text:tab/># =&gt; [ <text:span text:style-name="T26">"</text:span>January<text:span text:style-name="T26">", </text:span>2020, <text:span text:style-name="T26">"</text:span>February<text:span text:style-name="T26">", </text:span>2020, <text:span text:style-name="T26">"</text:span>March<text:span text:style-name="T26">", </text:span>2020 ]</text:p>
      <text:p text:style-name="P53"/>
      <text:p text:style-name="P53">Двумерный массив подобен таблице со строками и столбцами. Преобразуем d2 с помощью transpose:</text:p>
      <text:p text:style-name="P53">d2.transpose<text:tab/><text:tab/># =&gt; [ [<text:span text:style-name="T26">"</text:span>January<text:span text:style-name="T26">"</text:span>, <text:span text:style-name="T26">"</text:span>February<text:span text:style-name="T26">"</text:span>, <text:span text:style-name="T26">"</text:span>March<text:span text:style-name="T26">"</text:span>]<text:span text:style-name="T26">, </text:span>[2020, 2020, 2020] ]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4:11:48.563080245</meta:creation-date>
    <meta:generator>LibreOffice/6.3.5.2$Linux_X86_64 LibreOffice_project/30$Build-2</meta:generator>
    <dc:date>2020-04-01T11:29:29.783234460</dc:date>
    <meta:editing-duration>PT2H47M23S</meta:editing-duration>
    <meta:editing-cycles>17</meta:editing-cycles>
    <meta:document-statistic meta:table-count="0" meta:image-count="0" meta:object-count="0" meta:page-count="6" meta:paragraph-count="134" meta:word-count="1135" meta:character-count="7519" meta:non-whitespace-character-count="6451"/>
  </office:meta>
</office:document-meta>
</file>